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fo:color="#423c1f" style:font-name="Verdana" fo:font-size="9pt" fo:font-weight="bold"/>
    </style:style>
    <style:style style:name="T1" style:family="text">
      <style:text-properties fo:color="#5a5a5a" style:font-name="Verdana" fo:font-size="8.25pt"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New York Strip Steaks <text:line-break/>with Red-Eye Barbecue Sauce </text:h>
      <text:p text:style-name="Text_20_body"><text:span text:style-name="T1">Prep time: 15 minutes<text:line-break/>Grilling time: 8 to 10 minutes<text:line-break/><text:line-break/></text:span><text:span text:style-name="Strong_20_Emphasis"><text:span text:style-name="T1">Sauce</text:span></text:span><text:span text:style-name="T1"><text:line-break/>1/2 cup ketchup<text:line-break/>1/2 cup low-sodium beef stock<text:line-break/>1/4 cup water<text:line-break/>1/4 cup strong brewed coffee <text:line-break/>1 tablespoon Worcestershire sauce<text:line-break/>1 teaspoon molasses<text:line-break/>1/2 teaspoon pure chile powder <text:line-break/>1/2 teaspoon granulated onion<text:line-break/>1/4 teaspoon freshly ground black pepper<text:line-break/>1/4 teaspoon kosher salt<text:line-break/><text:line-break/>3 tablespoon vegetable oil<text:line-break/>1 tablespoon Worcestershire sauce<text:line-break/>1 tablespoon red wine vinegar<text:line-break/>1 tablespoon freshly ground black pepper<text:line-break/>2 teaspoons kosher salt<text:line-break/>4 New York strip steaks, each about 12 ounces and 1-1/4 inches thick, trimmed of excess fat<text:line-break/><text:line-break/>1. In a small saucepan mix the sauce ingredients. Bring to a boil over high heat, then reduce the heat to a simmer and cook for 5 to 7 minutes, stirring occasionally. Remove the saucepan from the heat.<text:line-break/><text:line-break/>2. In a small bowl mix the oil, Worcestershire sauce, vinegar, pepper, and salt. Brush the mixture over both sides of the steaks. Let the steaks sit at room temperature for 20 to 30 minutes before grilling.<text:line-break/><text:line-break/>3. Brush the cooking grate clean. Sear the steaks over </text:span><text:span text:style-name="Emphasis"><text:span text:style-name="Strong_20_Emphasis"><text:span text:style-name="T1">direct high heat</text:span></text:span></text:span><text:span text:style-name="T1"> (450°F to 550°F), with the lid closed as much as possible, for about 6 minutes, turning once and swapping their positions as needed for even cooking. Move the steaks over </text:span><text:span text:style-name="Emphasis"><text:span text:style-name="Strong_20_Emphasis"><text:span text:style-name="T1">indirect high heat</text:span></text:span></text:span><text:span text:style-name="T1"> and cook, with the lid closed as much as possible, until they reach your desired doneness, 2 to 4 minutes for medium rare, occasionally turning and brushing with some of the sauce. Remove from the grill and let the steaks rest for 3 to 5 minutes. Serve warm with the remaining sau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m </meta:initial-creator>
    <meta:creation-date>2010-12-27T03:16:28</meta:creation-date>
    <meta:document-statistic meta:table-count="0" meta:image-count="0" meta:object-count="0" meta:page-count="1" meta:paragraph-count="2" meta:word-count="274" meta:character-count="1589"/>
    <dc:date>2010-12-27T03:16:57</dc:date>
    <dc:creator>robertm </dc:creator>
    <meta:editing-duration>PT00H00M29S</meta:editing-duration>
    <meta:editing-cycles>1</meta:editing-cycles>
    <meta:generator>OpenOffice.org/3.1$Unix OpenOffice.org_project/310m19$Build-9420</meta:generator>
  </office:meta>
</office:document-meta>
</file>